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Definition - What does Inheritance mean?</text:p>
      <text:p text:style-name="Standard"/>
      <text:p text:style-name="Standard">acquire properties <text:s/>from One class to Other class .Extending class we call call Child and other class we can call Parent class </text:p>
      <text:p text:style-name="Standard"/>
      <text:p text:style-name="Standard">Inheritance is a mechanism wherein a new class is derived from an existing class. </text:p>
      <text:p text:style-name="Standard">In Java, classes may inherit or acquire the properties and methods of other classes.</text:p>
      <text:p text:style-name="Standard"/>
      <text:p text:style-name="Standard">A class derived from another class is called a subclass, </text:p>
      <text:p text:style-name="Standard">whereas the class from which a subclass is derived is called a superclass. </text:p>
      <text:p text:style-name="Standard">A subclass can have only one superclass, whereas a superclass may have one or more subclasses.</text:p>
      <text:p text:style-name="Standard"/>
      <text:p text:style-name="Standard"/>
      <text:p text:style-name="P1">2.Polymorphism in Java?</text:p>
      <text:p text:style-name="Standard"/>
      <text:p text:style-name="Standard">Polymorphism in Java is a concept by which we can perform a single action in different ways. ... So polymorphism means many forms.</text:p>
      <text:p text:style-name="Standard">There are two types of polymorphism in Java:</text:p>
      <text:p text:style-name="Standard"><text:s/>compile-time polymorphism (Static Binding (also known as Early Binding)-Over Loading )</text:p>
      <text:p text:style-name="Standard"><text:s/>and </text:p>
      <text:p text:style-name="Standard"><text:s/>runtime polymorphism. (Dynamic Binding (also known as Late Binding)-Over Ridding)</text:p>
      <text:p text:style-name="Standard">We can perform polymorphism in java by method overloading and method overriding.</text:p>
      <text:p text:style-name="Standard"/>
      <text:p text:style-name="Standard">interface I{} <text:s/></text:p>
      <text:p text:style-name="Standard">class A{} <text:s/></text:p>
      <text:p text:style-name="Standard">class B extends A implements I{} <text:s/></text:p>
      <text:p text:style-name="Standard">B Is-A A</text:p>
      <text:p text:style-name="Standard">B Is-A I</text:p>
      <text:p text:style-name="Standard">B IS-A Object (Object is the Root class of all the class's)</text:p>
      <text:p text:style-name="Standard"/>
      <text:p text:style-name="Standard">Inheritance represents the IS-A relationship which is also known as a parent-child relationsh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6T18:32:37.08</meta:creation-date>
    <meta:document-statistic meta:table-count="0" meta:image-count="0" meta:object-count="0" meta:page-count="1" meta:paragraph-count="21" meta:word-count="204" meta:character-count="1243"/>
    <dc:date>2018-12-26T18:33:39.56</dc:date>
    <meta:editing-duration>PT1M3S</meta:editing-duration>
    <meta:editing-cycles>1</meta:editing-cycles>
    <meta:generator>OpenOffice/4.1.1$Win32 OpenOffice.org_project/411m6$Build-9775</meta:generator>
  </office:meta>
</office:document-meta>
</file>